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automatic-styles>
    <style:style style:family="paragraph" style:name="accad0a" style:parent-style-name="Heading_20_2">
      <style:paragraph-properties/>
    </style:style>
    <style:style style:family="text" style:name="a2b2e52" style:parent-style-name="Default_20_Paragraph_20_Font"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aabef0e" style:parent-style-name="Heading_20_2">
      <style:paragraph-properties/>
    </style:style>
    <style:style style:family="text" style:name="ae8615d">
      <style:text-properties/>
    </style:style>
    <style:style style:family="text" style:name="aa53d45" style:parent-style-name="Default_20_Paragraph_20_Font">
      <style:text-properties style:text-line-through-mode="continuous" style:text-line-through-style="solid" style:text-line-through-type="single" style:text-overline-mode="continuous" style:text-underline-mode="continuous"/>
    </style:style>
    <style:style style:family="paragraph" style:name="a498288" style:parent-style-name="Heading_20_2">
      <style:paragraph-properties/>
    </style:style>
    <style:style style:family="text" style:name="a5e61fd" style:parent-style-name="Default_20_Paragraph_20_Font">
      <style:text-properties style:font-name="Courier New" style:font-name-complex="Courier New"/>
    </style:style>
    <style:style style:family="paragraph" style:name="a244fd0" style:parent-style-name="Heading_20_2">
      <style:paragraph-properties/>
    </style:style>
    <style:style style:family="text" style:name="ae9f835" style:parent-style-name="Default_20_Paragraph_20_Font">
      <style:text-properties fo:font-size="16.0pt" style:font-size-asian="16.0pt"/>
    </style:style>
    <style:style style:family="paragraph" style:name="ad2c3bb" style:parent-style-name="Heading_20_2">
      <style:paragraph-properties/>
    </style:style>
    <style:style style:family="text" style:name="a73cd64" style:parent-style-name="Default_20_Paragraph_20_Font">
      <style:text-properties style:text-position="super"/>
    </style:style>
    <style:style style:family="text" style:name="afd6073" style:parent-style-name="Default_20_Paragraph_20_Font">
      <style:text-properties style:text-position="sub"/>
    </style:style>
    <style:style style:family="paragraph" style:name="abe4f07" style:parent-style-name="Heading_20_2">
      <style:paragraph-properties/>
    </style:style>
    <style:style style:family="text" style:name="a3d3d7f" style:parent-style-name="Default_20_Paragraph_20_Font">
      <style:text-properties fo:background-color="#ffff00"/>
    </style:style>
    <style:style style:family="paragraph" style:name="a28757c" style:parent-style-name="Heading_20_2">
      <style:paragraph-properties/>
    </style:style>
    <style:style style:family="text" style:name="a8198a5" style:parent-style-name="Default_20_Paragraph_20_Font">
      <style:text-properties fo:color="#ff0000"/>
    </style:style>
    <style:style style:family="paragraph" style:name="aae9eb8" style:parent-style-name="Heading_20_2">
      <style:paragraph-properties/>
    </style:style>
    <style:style style:family="text" style:name="a56f9d0" style:parent-style-name="Default_20_Paragraph_20_Font">
      <style:text-properties fo:font-style="italic" fo:font-weight="bold" style:font-style-asian="italic" style:font-weight-asian="bold" style:text-underline-style="solid"/>
    </style:style>
    <style:style style:family="paragraph" style:name="af238e0" style:parent-style-name="Heading_20_2">
      <style:paragraph-properties/>
    </style:style>
    <style:style style:family="text" style:name="a85d4ed" style:parent-style-name="Default_20_Paragraph_20_Font">
      <style:text-properties style:text-underline-style="solid"/>
    </style:style>
    <style:style style:family="paragraph" style:name="afd35d1" style:parent-style-name="Heading_20_2">
      <style:paragraph-properties/>
    </style:style>
    <style:style style:family="text" style:name="afb3c15" style:parent-style-name="Default_20_Paragraph_20_Font">
      <style:text-properties fo:font-style="italic" style:font-style-asian="italic"/>
    </style:style>
    <style:style style:family="paragraph" style:name="acc462b" style:parent-style-name="Heading_20_2">
      <style:paragraph-properties/>
    </style:style>
    <style:style style:family="text" style:name="a1ae7a3" style:parent-style-name="Default_20_Paragraph_20_Font">
      <style:text-properties fo:font-weight="bold" style:font-weight-asian="bold"/>
    </style:style>
    <style:style style:family="paragraph" style:name="af70b60" style:parent-style-name="Heading_20_2">
      <style:paragraph-properties/>
    </style:style>
    <style:style style:family="paragraph" style:name="acdd8db" style:parent-style-name="Title">
      <style:paragraph-properties fo:break-before="page"/>
    </style:style>
  </office:automatic-styles>
  <office:body>
    <office:text>
      <text:p text:style-name="acdd8db">Character Attributes</text:p>
      <text:p text:style-name="Subtitle">Examples</text:p>
      <text:h text:outline-level="2" text:style-name="af70b60">Bold</text:h>
      <text:p text:style-name="Normal"><text:span text:style-name="a1ae7a3">Lorem ipsum</text:span><text:s/>dolor sit amet…</text:p>
      <text:h text:outline-level="2" text:style-name="acc462b">Italic</text:h>
      <text:p text:style-name="Normal"><text:span text:style-name="afb3c15">Lorem<text:s/>svante ipsum</text:span><text:s/>dolor sit amet…</text:p>
      <text:h text:outline-level="2" text:style-name="afd35d1">Underline</text:h>
      <text:p text:style-name="Normal"><text:span text:style-name="a85d4ed">Lorem ipsum</text:span><text:s/>dolor sit amet…</text:p>
      <text:h text:outline-level="2" text:style-name="af238e0">Bold+Italic+Underline</text:h>
      <text:p text:style-name="Normal"><text:span text:style-name="a56f9d0">Lorem ipsum</text:span><text:s/>dolor sit amet…</text:p>
      <text:h text:outline-level="2" text:style-name="aae9eb8">Text Color</text:h>
      <text:p text:style-name="Normal"><text:span text:style-name="a8198a5">Lorem ipsum</text:span><text:s/>dolor sit amet…</text:p>
      <text:h text:outline-level="2" text:style-name="a28757c">Highlight Color</text:h>
      <text:p text:style-name="Normal"><text:span text:style-name="a3d3d7f">Lorem ipsum</text:span><text:s/>dolor sit amet…</text:p>
      <text:h text:outline-level="2" text:style-name="abe4f07">Subscript + Superscript</text:h>
      <text:p text:style-name="Normal"><text:span text:style-name="afd6073">Lorem</text:span><text:s/><text:span text:style-name="a73cd64">ipsum</text:span><text:s/>dolor sit amet…</text:p>
      <text:h text:outline-level="2" text:style-name="ad2c3bb">Font Size</text:h>
      <text:p text:style-name="Normal"><text:span text:style-name="ae9f835">Lorem ipsum</text:span><text:s/>dolor sit amet…</text:p>
      <text:h text:outline-level="2" text:style-name="a244fd0">Font Name</text:h>
      <text:p text:style-name="Normal"><text:span text:style-name="a5e61fd">Lorem ipsum</text:span><text:s/>dolor sit amet…</text:p>
      <text:h text:outline-level="2" text:style-name="a498288">Strikethrough</text:h>
      <text:p text:style-name="Marginalia"><text:span text:style-name="aa53d45">Lorem ipsum</text:span><text:s/>do<text:span text:style-name="ae8615d">lor sit<text:s/></text:span>amet…</text:p>
      <text:h text:outline-level="2" text:style-name="aabef0e">Double Strikethrough</text:h>
      <text:p text:style-name="Marginalia"><text:span text:style-name="a2b2e52">Lorem ipsum</text:span><text:s/>dolor sit amet…</text:p>
      <text:h text:outline-level="2" text:style-name="accad0a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 New" svg:font-family="'Courier New'"/>
    <style:font-face style:font-family-generic="modern" style:font-pitch="fixed" style:name="MS Gothic" svg:font-family="'MS Gothic'"/>
    <style:font-face style:font-family-generic="modern" style:font-pitch="fixed" style:name="MS Mincho" svg:font-family="'MS Mincho'"/>
    <style:font-face style:font-family-generic="roman" style:font-pitch="variable" style:name="Cambria" svg:font-family="Cambri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ystem" style:font-pitch="variable" style:name="MS Mincho1" svg:font-family="'MS Mincho'"/>
    <style:font-face style:font-family-generic="system" style:font-pitch="variable" style:name="Tahoma" svg:font-family="Tahoma"/>
    <style:font-face style:font-family-generic="roman" style:font-pitch="variable" style:name="Cambria" svg:font-family="Cambria" svg:panose-1="2 4 5 3 5 4 6 3 2 4"/>
    <style:font-face style:font-family-generic="swiss" style:font-pitch="variable" style:name="Calibri" svg:font-family="Calibri" svg:panose-1="2 15 5 2 2 2 4 3 2 4"/>
    <style:font-face style:font-family-generic="swiss" style:font-pitch="variable" style:name="Arial" svg:font-family="Arial"/>
    <style:font-face style:font-family-generic="modern" style:font-pitch="fixed" style:name="Courier New" svg:font-family="Courier New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US" fo:font-size="12.0pt" fo:font-style="normal" fo:font-weight="normal" fo:language="en" fo:letter-spacing="normal" style:font-name="Cambria" style:font-name-asian="MS Mincho" style:font-name-complex="Times New Roman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" style:parent-style-name="default_paragraph_style"/>
    <style:style style:default-outline-level="2" style:display-name="Heading 2" style:family="paragraph" style:name="Heading_20_2" style:next-style-name="Normal" style:parent-style-name="Normal">
      <style:paragraph-properties fo:margin-bottom="0.0mm" fo:margin-top="3.53mm"/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family="paragraph" style:name="Subtitle" style:next-style-name="Normal" style:parent-style-name="Normal">
      <style:paragraph-properties/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1" style:font-name-complex="Tahoma" style:font-size-asian="14.0pt"/>
    </style:style>
    <style:style style:default-outline-level="1" style:display-name="Heading 1" style:family="paragraph" style:name="Heading_20_1" style:next-style-name="Normal" style:parent-style-name="Normal">
      <style:paragraph-properties fo:margin-bottom="0.0mm" fo:margin-top="8.47mm"/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Marginalia" style:parent-style-name="Text_20_body">
      <style:paragraph-properties fo:margin-left="40.01mm" fo:margin-right="0.0mm" fo:text-indent="0.0mm"/>
      <style:text-properties style:text-line-through-mode="continuous" style:text-line-through-style="solid" style:text-line-through-type="double" style:text-overline-mode="continuous" style:text-underline-mode="continuous"/>
    </style:style>
    <style:style style:family="paragraph" style:name="Title" style:next-style-name="Normal" style:parent-style-name="Normal">
      <style:paragraph-properties fo:border-bottom="0.35mm solid #4f81bd" fo:border-left="none" fo:border-right="none" fo:border-top="none" fo:margin-bottom="5.29mm" fo:margin-top="0.0mm" fo:padding-bottom="1.41mm" fo:padding-left="0.0mm" fo:padding-right="0.0mm" fo:padding-top="0.0mm"/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Default Paragraph Font" style:family="text" style:name="Default_20_Paragraph_20_Font" style:parent-style-name="default_character_style"/>
    <style:style style:display-name="Title Char" style:family="text" style:name="Title_20_Char" style:parent-style-name="Default_20_Paragraph_20_Font">
      <style:text-properties fo:color="#17365d" fo:font-size="26.0pt" fo:letter-spacing="0.09mm" style:font-name="Calibri" style:font-name-asian="MS Gothic" style:font-name-complex="Times New Roman" style:font-size-asian="26.0pt"/>
    </style:style>
    <style:style style:display-name="Heading 2 Char" style:family="text" style:name="Heading_20_2_20_Char" style:parent-style-name="Default_20_Paragraph_20_Font">
      <style:text-properties fo:color="#4f81bd" fo:font-size="13.0pt" fo:font-weight="bold" style:font-name="Calibri" style:font-name-asian="MS Gothic" style:font-name-complex="Times New Roman" style:font-size-asian="13.0pt" style:font-weight-asian="bold" style:font-weight-complex="bold"/>
    </style:style>
    <style:style style:display-name="Heading 1 Char" style:family="text" style:name="Heading_20_1_20_Char" style:parent-style-name="Default_20_Paragraph_20_Font">
      <style:text-properties fo:color="#345a8a" fo:font-size="16.0pt" fo:font-weight="bold" style:font-name="Calibri" style:font-name-asian="MS Gothic" style:font-name-complex="Times New Roman" style:font-size-asian="16.0pt" style:font-weight-asian="bold" style:font-weight-complex="bold"/>
    </style:style>
    <style:style style:display-name="Subtitle Char" style:family="text" style:name="Subtitle_20_Char" style:parent-style-name="Default_20_Paragraph_20_Font">
      <style:text-properties fo:color="#4f81bd" fo:font-style="italic" fo:letter-spacing="0.26mm" style:font-name="Calibri" style:font-name-asian="MS Gothic" style:font-name-complex="Times New Roman" style:font-style-asian="italic" style:font-style-complex="italic"/>
    </style:style>
    <style:default-style style:family="graphic">
      <style:graphic-properties/>
      <style:paragraph-properties fo:line-height="100%" fo:text-align="left"/>
      <style:text-properties fo:country="US" fo:font-size="12.0pt" fo:font-style="normal" fo:font-weight="normal" fo:language="en" fo:letter-spacing="normal" style:font-size-asian="12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0</dc:date>
    <meta:editing-cycles>2</meta:editing-cycles>
    <meta:editing-duration>PT0.021S</meta:editing-duration>
  </office:meta>
</office:document-meta>
</file>